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3.277cm"/>
    </style:style>
    <style:style style:name="Tableau1.B" style:family="table-column">
      <style:table-column-properties style:column-width="13.718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littérature/Arts visuels : La Robe conteuse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Période 1 et 2</text:p>
          </table:table-cell>
          <table:table-cell table:style-name="Tableau1.B1" office:value-type="string">
            <text:p text:style-name="P1">Découvrir différents albums, se faire une culture littéraire, construire des réseaux littéraires</text:p>
          </table:table-cell>
        </table:table-row>
        <table:table-row>
          <table:table-cell table:style-name="Tableau1.A2" office:value-type="string">
            <text:p text:style-name="P1">Période 3</text:p>
          </table:table-cell>
          <table:table-cell table:style-name="Tableau1.B2" office:value-type="string">
            <text:p text:style-name="P1">Apprendre à raconter une histoire : avec différents supports : fabriquer des personnages / Butaï Kamishibaï / Raconte-tapis / Lampes à histoire (pour production d'écrit ou de langage)</text:p>
          </table:table-cell>
        </table:table-row>
        <table:table-row>
          <table:table-cell table:style-name="Tableau1.A2" office:value-type="string">
            <text:p text:style-name="P1">Période 4</text:p>
          </table:table-cell>
          <table:table-cell table:style-name="Tableau1.B2" office:value-type="string">
            <text:p text:style-name="P1">Inventer sa propre histoire à partir des albums déjà rencontrés : choisir personnage, lieu, action, structure, procédé d'illustrations (cf réseau les illustrations nécessaires) → dit la même chose, donne des indices ou dit autre chose ?</text:p>
            <text:p text:style-name="P1">Visite du musée du costume</text:p>
          </table:table-cell>
        </table:table-row>
        <table:table-row>
          <table:table-cell table:style-name="Tableau1.A2" office:value-type="string">
            <text:p text:style-name="P1">Période 5</text:p>
          </table:table-cell>
          <table:table-cell table:style-name="Tableau1.B2" office:value-type="string">
            <text:p text:style-name="P1">Fabrication de la robe conteus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9-01-13T22:01:21.85</meta:creation-date>
    <dc:date>2019-01-13T22:09:54.71</dc:date>
    <dc:creator>Sabrina Agnellini</dc:creator>
    <meta:editing-duration>PT8M33S</meta:editing-duration>
    <meta:editing-cycles>2</meta:editing-cycles>
    <meta:generator>OpenOffice/4.1.5$Win32 OpenOffice.org_project/415m1$Build-9789</meta:generator>
    <meta:document-statistic meta:table-count="1" meta:image-count="0" meta:object-count="0" meta:page-count="1" meta:paragraph-count="10" meta:word-count="103" meta:character-count="663"/>
  </office:meta>
</office:document-meta>
</file>